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2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14"/>
        </table:table-row>
        <table:table-row table:style-name="ro2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IGNORE = 0.0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5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13775" calcext:value-type="float">
            <text:p>0.013775</text:p>
          </table:table-cell>
          <table:table-cell office:value-type="float" office:value="0.0133844" calcext:value-type="float">
            <text:p>0.0133844</text:p>
          </table:table-cell>
          <table:table-cell table:number-columns-repeated="17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913" calcext:value-type="float">
            <text:p>0.01913</text:p>
          </table:table-cell>
          <table:table-cell office:value-type="float" office:value="0.0187615" calcext:value-type="float">
            <text:p>0.0187615</text:p>
          </table:table-cell>
          <table:table-cell office:value-type="float" office:value="0.0190411" calcext:value-type="float">
            <text:p>0.0190411</text:p>
          </table:table-cell>
          <table:table-cell office:value-type="float" office:value="0.019518" calcext:value-type="float">
            <text:p>0.019518</text:p>
          </table:table-cell>
          <table:table-cell table:number-columns-repeated="15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250375" calcext:value-type="float">
            <text:p>0.0250375</text:p>
          </table:table-cell>
          <table:table-cell office:value-type="float" office:value="0.0252271" calcext:value-type="float">
            <text:p>0.0252271</text:p>
          </table:table-cell>
          <table:table-cell office:value-type="float" office:value="0.0256607" calcext:value-type="float">
            <text:p>0.0256607</text:p>
          </table:table-cell>
          <table:table-cell office:value-type="float" office:value="0.0265102" calcext:value-type="float">
            <text:p>0.0265102</text:p>
          </table:table-cell>
          <table:table-cell table:number-columns-repeated="15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316875" calcext:value-type="float">
            <text:p>0.0316875</text:p>
          </table:table-cell>
          <table:table-cell office:value-type="float" office:value="0.032324" calcext:value-type="float">
            <text:p>0.032324</text:p>
          </table:table-cell>
          <table:table-cell office:value-type="float" office:value="0.0326446" calcext:value-type="float">
            <text:p>0.0326446</text:p>
          </table:table-cell>
          <table:table-cell office:value-type="float" office:value="0.0329148" calcext:value-type="float">
            <text:p>0.0329148</text:p>
          </table:table-cell>
          <table:table-cell table:number-columns-repeated="15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385038" calcext:value-type="float">
            <text:p>0.0385038</text:p>
          </table:table-cell>
          <table:table-cell office:value-type="float" office:value="0.0385719" calcext:value-type="float">
            <text:p>0.0385719</text:p>
          </table:table-cell>
          <table:table-cell office:value-type="float" office:value="0.0389634" calcext:value-type="float">
            <text:p>0.0389634</text:p>
          </table:table-cell>
          <table:table-cell office:value-type="float" office:value="0.0384719" calcext:value-type="float">
            <text:p>0.0384719</text:p>
          </table:table-cell>
          <table:table-cell table:number-columns-repeated="15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447412" calcext:value-type="float">
            <text:p>0.044741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47607" calcext:value-type="float">
            <text:p>0.0447607</text:p>
          </table:table-cell>
          <table:table-cell office:value-type="float" office:value="0.0428703" calcext:value-type="float">
            <text:p>0.0428703</text:p>
          </table:table-cell>
          <table:table-cell table:number-columns-repeated="15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09937" calcext:value-type="float">
            <text:p>0.0509937</text:p>
          </table:table-cell>
          <table:table-cell office:value-type="float" office:value="0.0491625" calcext:value-type="float">
            <text:p>0.0491625</text:p>
          </table:table-cell>
          <table:table-cell office:value-type="float" office:value="0.0462719" calcext:value-type="float">
            <text:p>0.0462719</text:p>
          </table:table-cell>
          <table:table-cell table:number-columns-repeated="15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575013" calcext:value-type="float">
            <text:p>0.0575013</text:p>
          </table:table-cell>
          <table:table-cell office:value-type="float" office:value="0.0559875" calcext:value-type="float">
            <text:p>0.0559875</text:p>
          </table:table-cell>
          <table:table-cell office:value-type="float" office:value="0.0528036" calcext:value-type="float">
            <text:p>0.0528036</text:p>
          </table:table-cell>
          <table:table-cell office:value-type="float" office:value="0.0489312" calcext:value-type="float">
            <text:p>0.0489312</text:p>
          </table:table-cell>
          <table:table-cell table:number-columns-repeated="15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626837" calcext:value-type="float">
            <text:p>0.0626837</text:p>
          </table:table-cell>
          <table:table-cell office:value-type="float" office:value="0.0600427" calcext:value-type="float">
            <text:p>0.0600427</text:p>
          </table:table-cell>
          <table:table-cell office:value-type="float" office:value="0.0556688" calcext:value-type="float">
            <text:p>0.0556688</text:p>
          </table:table-cell>
          <table:table-cell office:value-type="float" office:value="0.0508813" calcext:value-type="float">
            <text:p>0.0508813</text:p>
          </table:table-cell>
          <table:table-cell table:number-columns-repeated="15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678738" calcext:value-type="float">
            <text:p>0.0678738</text:p>
          </table:table-cell>
          <table:table-cell office:value-type="float" office:value="0.063351" calcext:value-type="float">
            <text:p>0.063351</text:p>
          </table:table-cell>
          <table:table-cell office:value-type="float" office:value="0.057967" calcext:value-type="float">
            <text:p>0.057967</text:p>
          </table:table-cell>
          <table:table-cell office:value-type="float" office:value="0.0526117" calcext:value-type="float">
            <text:p>0.0526117</text:p>
          </table:table-cell>
          <table:table-cell table:number-columns-repeated="15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719075" calcext:value-type="float">
            <text:p>0.0719075</text:p>
          </table:table-cell>
          <table:table-cell office:value-type="float" office:value="0.0663615" calcext:value-type="float">
            <text:p>0.0663615</text:p>
          </table:table-cell>
          <table:table-cell office:value-type="float" office:value="0.059883" calcext:value-type="float">
            <text:p>0.059883</text:p>
          </table:table-cell>
          <table:table-cell office:value-type="float" office:value="0.0540219" calcext:value-type="float">
            <text:p>0.0540219</text:p>
          </table:table-cell>
          <table:table-cell table:number-columns-repeated="15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5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139863" calcext:value-type="float">
            <text:p>0.0139863</text:p>
          </table:table-cell>
          <table:table-cell office:value-type="float" office:value="0.0139104" calcext:value-type="float">
            <text:p>0.0139104</text:p>
          </table:table-cell>
          <table:table-cell table:number-columns-repeated="17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93588" calcext:value-type="float">
            <text:p>0.0193588</text:p>
          </table:table-cell>
          <table:table-cell office:value-type="float" office:value="0.0194292" calcext:value-type="float">
            <text:p>0.0194292</text:p>
          </table:table-cell>
          <table:table-cell table:number-columns-repeated="17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257212" calcext:value-type="float">
            <text:p>0.0257212</text:p>
          </table:table-cell>
          <table:table-cell office:value-type="float" office:value="0.0255646" calcext:value-type="float">
            <text:p>0.0255646</text:p>
          </table:table-cell>
          <table:table-cell table:number-columns-repeated="17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324802" calcext:value-type="float">
            <text:p>0.0324802</text:p>
          </table:table-cell>
          <table:table-cell table:number-columns-repeated="17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383775" calcext:value-type="float">
            <text:p>0.0383775</text:p>
          </table:table-cell>
          <table:table-cell office:value-type="float" office:value="0.0392365" calcext:value-type="float">
            <text:p>0.0392365</text:p>
          </table:table-cell>
          <table:table-cell table:number-columns-repeated="17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447162" calcext:value-type="float">
            <text:p>0.0447162</text:p>
          </table:table-cell>
          <table:table-cell office:value-type="float" office:value="0.0451677" calcext:value-type="float">
            <text:p>0.0451677</text:p>
          </table:table-cell>
          <table:table-cell table:number-columns-repeated="17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5147" calcext:value-type="float">
            <text:p>0.05147</text:p>
          </table:table-cell>
          <table:table-cell office:value-type="float" office:value="0.0511646" calcext:value-type="float">
            <text:p>0.0511646</text:p>
          </table:table-cell>
          <table:table-cell table:number-columns-repeated="17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5705" calcext:value-type="float">
            <text:p>0.05705</text:p>
          </table:table-cell>
          <table:table-cell office:value-type="float" office:value="0.0561344" calcext:value-type="float">
            <text:p>0.0561344</text:p>
          </table:table-cell>
          <table:table-cell table:number-columns-repeated="17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628087" calcext:value-type="float">
            <text:p>0.0628087</text:p>
          </table:table-cell>
          <table:table-cell office:value-type="float" office:value="0.060149" calcext:value-type="float">
            <text:p>0.060149</text:p>
          </table:table-cell>
          <table:table-cell table:number-columns-repeated="17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677838" calcext:value-type="float">
            <text:p>0.0677838</text:p>
          </table:table-cell>
          <table:table-cell office:value-type="float" office:value="0.0636167" calcext:value-type="float">
            <text:p>0.0636167</text:p>
          </table:table-cell>
          <table:table-cell table:number-columns-repeated="17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718738" calcext:value-type="float">
            <text:p>0.0718738</text:p>
          </table:table-cell>
          <table:table-cell office:value-type="float" office:value="0.0663073" calcext:value-type="float">
            <text:p>0.0663073</text:p>
          </table:table-cell>
          <table:table-cell table:number-columns-repeated="17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office:value-type="string" calcext:value-type="string">
            <text:p>20 12 p= 0.006 incomplete= 0.05 </text:p>
          </table:table-cell>
          <table:table-cell office:value-type="float" office:value="0.0139104" calcext:value-type="float">
            <text:p>0.01391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20 12 p= 0.0065 incomplete= 0.05 </text:p>
          </table:table-cell>
          <table:table-cell office:value-type="float" office:value="0.0194292" calcext:value-type="float">
            <text:p>0.019429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20 12 p= 0.007 incomplete= 0.05 </text:p>
          </table:table-cell>
          <table:table-cell office:value-type="float" office:value="0.0255646" calcext:value-type="float">
            <text:p>0.025564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20 12 p= 0.0075 incomplete= 0.05 </text:p>
          </table:table-cell>
          <table:table-cell office:value-type="float" office:value="0.0324802" calcext:value-type="float">
            <text:p>0.032480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20 12 p= 0.008 incomplete= 0.05 </text:p>
          </table:table-cell>
          <table:table-cell office:value-type="float" office:value="0.0392365" calcext:value-type="float">
            <text:p>0.039236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20 12 p= 0.0085 incomplete= 0.05 </text:p>
          </table:table-cell>
          <table:table-cell office:value-type="float" office:value="0.0451677" calcext:value-type="float">
            <text:p>0.045167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20 12 p= 0.009 incomplete= 0.05 </text:p>
          </table:table-cell>
          <table:table-cell office:value-type="float" office:value="0.0511646" calcext:value-type="float">
            <text:p>0.051164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20 12 p= 0.0095 incomplete= 0.05 </text:p>
          </table:table-cell>
          <table:table-cell office:value-type="float" office:value="0.0561344" calcext:value-type="float">
            <text:p>0.056134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20 12 p= 0.01 incomplete= 0.05 </text:p>
          </table:table-cell>
          <table:table-cell office:value-type="float" office:value="0.060149" calcext:value-type="float">
            <text:p>0.06014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20 12 p= 0.0105 incomplete= 0.05 </text:p>
          </table:table-cell>
          <table:table-cell office:value-type="float" office:value="0.0636167" calcext:value-type="float">
            <text:p>0.063616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20 12 p= 0.011 incomplete= 0.05 </text:p>
          </table:table-cell>
          <table:table-cell office:value-type="float" office:value="0.0663073" calcext:value-type="float">
            <text:p>0.0663073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13:40:45.632861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4:00:00.442197459</dc:date>
    <meta:editing-duration>PT18H36M19S</meta:editing-duration>
    <meta:editing-cycles>68</meta:editing-cycles>
    <meta:generator>LibreOffice/5.1.6.2$Linux_X86_64 LibreOffice_project/10m0$Build-2</meta:generator>
    <meta:document-statistic meta:table-count="1" meta:cell-count="1099" meta:object-count="0"/>
  </office:meta>
</office:document-meta>
</file>